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109.01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sinstockunitelega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dre</text:p>
          </table:table-cell>
          <table:table-cell table:number-columns-repeated="2"/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siren</text:p>
          </table:table-cell>
          <table:table-cell office:value-type="string" calcext:value-type="string">
            <text:p>Numéro Si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x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acter varying(9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tutDiffusionUniteLegale</text:p>
          </table:table-cell>
          <table:table-cell office:value-type="string" calcext:value-type="string">
            <text:p>Statut de diffusion de l’unité lé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O =&gt; Diffusion publiq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nitePurgeeUniteLegale</text:p>
          </table:table-cell>
          <table:table-cell office:value-type="string" calcext:value-type="string">
            <text:p>Unité légale purgé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acter varying(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CreationUniteLegale</text:p>
          </table:table-cell>
          <table:table-cell office:value-type="string" calcext:value-type="string">
            <text:p>Date de création de l'unité lég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leUniteLegale</text:p>
          </table:table-cell>
          <table:table-cell office:value-type="string" calcext:value-type="string">
            <text:p>Sigle de l’unité lég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acter varying(20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xeUniteLegale</text:p>
          </table:table-cell>
          <table:table-cell office:value-type="string" calcext:value-type="string">
            <text:p>Caractère féminin ou masculin de la personne phys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>
          <table:table-cell office:value-type="string" calcext:value-type="string">
            <text:p>prenom1UniteLegale</text:p>
          </table:table-cell>
          <table:table-cell office:value-type="string" calcext:value-type="string">
            <text:p>Premier prénom déclaré pour un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om2UniteLegale</text:p>
          </table:table-cell>
          <table:table-cell office:value-type="string" calcext:value-type="string">
            <text:p>Deuxième prénom déclaré pour un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om3UniteLegale</text:p>
          </table:table-cell>
          <table:table-cell office:value-type="string" calcext:value-type="string">
            <text:p>Troisième prénom déclaré pour un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om4UniteLegale</text:p>
          </table:table-cell>
          <table:table-cell office:value-type="string" calcext:value-type="string">
            <text:p>Quatrième prénom déclaré pour un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omUsuelUniteLegale</text:p>
          </table:table-cell>
          <table:table-cell office:value-type="string" calcext:value-type="string">
            <text:p>Prénom usuel de la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nymeUniteLegale</text:p>
          </table:table-cell>
          <table:table-cell office:value-type="string" calcext:value-type="string">
            <text:p>Pseudonyme de la personne phys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acter varying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antAssociationUniteLegale</text:p>
          </table:table-cell>
          <table:table-cell office:value-type="string" calcext:value-type="string">
            <text:p>Numéro au Répertoire National des Associat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x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racter varying(10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ncheEffectifsUniteLegale</text:p>
          </table:table-cell>
          <table:table-cell office:value-type="string" calcext:value-type="string">
            <text:p>Tranche d’effectif salarié de l’unité lég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te de cod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cf dessin du fichier</text:p>
          </table:table-cell>
          <table:table-cell/>
        </table:table-row>
        <table:table-row table:style-name="ro1">
          <table:table-cell office:value-type="string" calcext:value-type="string">
            <text:p>anneeEffectifsUniteLegale</text:p>
          </table:table-cell>
          <table:table-cell office:value-type="string" calcext:value-type="string">
            <text:p>Année de validité de la tranche d’effectif salarié de l’unité lég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(Année)</text:p>
          </table:table-cell>
          <table:table-cell/>
        </table:table-row>
        <table:table-row table:style-name="ro1">
          <table:table-cell office:value-type="string" calcext:value-type="string">
            <text:p>dateDernierTraitementUniteLegale</text:p>
          </table:table-cell>
          <table:table-cell office:value-type="string" calcext:value-type="string">
            <text:p>Date du dernier traitement de l’unité légale dans le répertoire Sir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PeriodesUniteLegale</text:p>
          </table:table-cell>
          <table:table-cell office:value-type="string" calcext:value-type="string">
            <text:p>Nombre de périodes de l’unité lég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q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ieEntreprise</text:p>
          </table:table-cell>
          <table:table-cell office:value-type="string" calcext:value-type="string">
            <text:p>Catégorie à laquelle appartient l’entrep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te de co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racter varying(3)</text:p>
          </table:table-cell>
          <table:table-cell office:value-type="string" calcext:value-type="string">
            <text:p>PME, ETI, GE</text:p>
          </table:table-cell>
          <table:table-cell/>
        </table:table-row>
        <table:table-row table:style-name="ro1">
          <table:table-cell office:value-type="string" calcext:value-type="string">
            <text:p>anneeCategorieEntreprise</text:p>
          </table:table-cell>
          <table:table-cell office:value-type="string" calcext:value-type="string">
            <text:p>Année de validité de la catégorie d’entrep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(Année)</text:p>
          </table:table-cell>
          <table:table-cell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Date de début d'une période d'historique d'une unité lég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tAdministratifUniteLegale</text:p>
          </table:table-cell>
          <table:table-cell office:value-type="string" calcext:value-type="string">
            <text:p>État administratif de l’unité lé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A(ctive) ; C(essé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mUniteLegale</text:p>
          </table:table-cell>
          <table:table-cell office:value-type="string" calcext:value-type="string">
            <text:p>Nom de naissance de la personnes phys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racter varying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UsageUniteLegale</text:p>
          </table:table-cell>
          <table:table-cell office:value-type="string" calcext:value-type="string">
            <text:p>Nom d’usage de la personne phys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acter varying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ominationUniteLegale</text:p>
          </table:table-cell>
          <table:table-cell office:value-type="string" calcext:value-type="string">
            <text:p>Dénomination de l’unité léga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ex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racter varying(120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nominationUsuelle1UniteLegale</text:p>
          </table:table-cell>
          <table:table-cell office:value-type="string" calcext:value-type="string">
            <text:p>Dénomination usuelle de l’unité léga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racter varying(7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ominationUsuelle2UniteLegale</text:p>
          </table:table-cell>
          <table:table-cell office:value-type="string" calcext:value-type="string">
            <text:p>Dénomination usuelle de l’unité légale – deuxième cham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aracter varying(7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ominationUsuelle3UniteLegale</text:p>
          </table:table-cell>
          <table:table-cell office:value-type="string" calcext:value-type="string">
            <text:p>Dénomination usuelle de l’unité légale – troisième cham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acter varying(7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ieJuridiqueUniteLegale</text:p>
          </table:table-cell>
          <table:table-cell office:value-type="string" calcext:value-type="string">
            <text:p>Catégorie juridique de l’unité lég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te de cod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aracter varying(4)</text:p>
          </table:table-cell>
          <table:table-cell office:value-type="string" calcext:value-type="string">
            <text:p>CF Catégorie juridiq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tivitePrincipaleUniteLegale</text:p>
          </table:table-cell>
          <table:table-cell office:value-type="string" calcext:value-type="string">
            <text:p>Activité principale de l’unité lég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ste de cod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aracter varying(6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menclatureActivitePrincipaleUniteLegale</text:p>
          </table:table-cell>
          <table:table-cell office:value-type="string" calcext:value-type="string">
            <text:p>Nomenclature d’activité de la variable activitePrincipaleUniteLeg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te de cod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racter varying(8)</text:p>
          </table:table-cell>
          <table:table-cell office:value-type="string" calcext:value-type="string">
            <text:p>NAFRev2, NAFRev1, NAF1993, NA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icSiegeUniteLegale</text:p>
          </table:table-cell>
          <table:table-cell office:value-type="string" calcext:value-type="string">
            <text:p>Numéro interne de classement (Nic) de l’unité lég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aracter varying(5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onomieSocialeSolidaireUniteLegale</text:p>
          </table:table-cell>
          <table:table-cell office:value-type="string" calcext:value-type="string">
            <text:p>Appartenance au champ de l’économie sociale et solid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O / N</text:p>
          </table:table-cell>
          <table:table-cell/>
        </table:table-row>
        <table:table-row table:style-name="ro1">
          <table:table-cell office:value-type="string" calcext:value-type="string">
            <text:p>caractereEmployeurUniteLegale</text:p>
          </table:table-cell>
          <table:table-cell office:value-type="string" calcext:value-type="string">
            <text:p>Caractère employeur de l’unité lé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O = Unité légale employeuse ; N = Unité légale non(employeuse ; Null = sans objet</text:p>
          </table:table-cell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dessinstockunitelegale.A2:dessinstockunitelegale.G3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5T14:55:00.845413711</dc:date>
    <meta:editing-duration>PT15H11M20S</meta:editing-duration>
    <meta:editing-cycles>1</meta:editing-cycles>
    <meta:document-statistic meta:table-count="1" meta:cell-count="226" meta:object-count="0"/>
    <meta:generator>LibreOffice/6.1.5.2$Linux_X86_64 LibreOffice_project/10$Build-2</meta:generator>
  </office:meta>
</office:document-meta>
</file>